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a02b9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T1" style:family="text">
      <style:text-properties style:text-position="super 58%" loext:padding="0in" loext:border="none"/>
    </style:style>
    <style:style style:name="T2" style:family="text">
      <style:text-properties loext:padding="0in" loext:border="none"/>
    </style:style>
    <style:style style:name="T3" style:family="text">
      <style:text-properties loext:padding="0.0193in" loext:border="0.06pt solid #f7faff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731. My Calendar II</text:h>
      <text:p text:style-name="P5">You are implementing a program to use as your calendar. We can add a new event if adding the event will not cause a <text:span text:style-name="Strong_20_Emphasis"><text:span text:style-name="T2">triple booking</text:span></text:span>.</text:p>
      <text:p text:style-name="P5">A <text:span text:style-name="Strong_20_Emphasis"><text:span text:style-name="T2">triple booking</text:span></text:span> happens when three events have some non-empty intersection (i.e., some moment is common to all the three events.).</text:p>
      <text:p text:style-name="P5">The event can be represented as a pair of integers <text:span text:style-name="Source_20_Text"><text:span text:style-name="T3">start</text:span></text:span> and <text:span text:style-name="Source_20_Text"><text:span text:style-name="T3">end</text:span></text:span> that represents a booking on the half-open interval <text:span text:style-name="Source_20_Text"><text:span text:style-name="T3">[start, end)</text:span></text:span>, the range of real numbers <text:span text:style-name="Source_20_Text"><text:span text:style-name="T3">x</text:span></text:span> such that <text:span text:style-name="Source_20_Text"><text:span text:style-name="T3">start &lt;= x &lt; end</text:span></text:span>.</text:p>
      <text:p text:style-name="P5">Implement the <text:span text:style-name="Source_20_Text"><text:span text:style-name="T3">MyCalendarTwo</text:span></text:span> class:</text:p>
      <text:list text:style-name="L1">
        <text:list-item>
          <text:p text:style-name="P6"><text:span text:style-name="Source_20_Text"><text:span text:style-name="T3">MyCalendarTwo()</text:span></text:span> Initializes the calendar object.</text:p>
        </text:list-item>
        <text:list-item>
          <text:p text:style-name="P7"><text:span text:style-name="Source_20_Text"><text:span text:style-name="T3">boolean book(int start, int end)</text:span></text:span> Returns <text:span text:style-name="Source_20_Text"><text:span text:style-name="T3">true</text:span></text:span> if the event can be added to the calendar successfully without causing a <text:span text:style-name="Strong_20_Emphasis"><text:span text:style-name="T2">triple booking</text:span></text:span>. Otherwise, return <text:span text:style-name="Source_20_Text"><text:span text:style-name="T3">false</text:span></text:span> and do not add the event to the calendar.</text:p>
        </text:list-item>
      </text:list>
      <text:p text:style-name="P5"><text:span text:style-name="Strong_20_Emphasis"><text:span text:style-name="T2">Example 1:</text:span></text:span></text:p>
      <text:p text:style-name="P2"><text:span text:style-name="Strong_20_Emphasis"><text:span text:style-name="T2">Input</text:span></text:span></text:p>
      <text:p text:style-name="P4">["MyCalendarTwo", "book", "book", "book", "book", "book", "book"]</text:p>
      <text:p text:style-name="P4">[[], [10, 20], [50, 60], [10, 40], [5, 15], [5, 10], [25, 55]]</text:p>
      <text:p text:style-name="P2"><text:span text:style-name="Strong_20_Emphasis"><text:span text:style-name="T2">Output</text:span></text:span></text:p>
      <text:p text:style-name="P4">[null, true, true, true, false, true, true]</text:p>
      <text:p text:style-name="P4"/>
      <text:p text:style-name="P2"><text:span text:style-name="Strong_20_Emphasis"><text:span text:style-name="T2">Explanation</text:span></text:span></text:p>
      <text:p text:style-name="P4">MyCalendarTwo myCalendarTwo = new MyCalendarTwo();</text:p>
      <text:p text:style-name="P4">myCalendarTwo.book(10, 20); // return True, The event can be booked. </text:p>
      <text:p text:style-name="P4">myCalendarTwo.book(50, 60); // return True, The event can be booked. </text:p>
      <text:p text:style-name="P4">myCalendarTwo.book(10, 40); // return True, The event can be double booked. </text:p>
      <text:p text:style-name="P4">myCalendarTwo.book(5, 15); <text:s/>// return False, The event cannot be booked, because it would result in a triple booking.</text:p>
      <text:p text:style-name="P4">myCalendarTwo.book(5, 10); // return True, The event can be booked, as it does not use time 10 which is already double booked.</text:p>
      <text:p text:style-name="P3">myCalendarTwo.book(25, 55); // return True, The event can be booked, as the time in [25, 40) will be double booked with the third event, the time [40, 50) will be single booked, and the time [50, 55) will be double booked with the second event.</text:p>
      <text:p text:style-name="P5"><text:span text:style-name="Strong_20_Emphasis"><text:span text:style-name="T2">Constraints:</text:span></text:span></text:p>
      <text:list text:style-name="L2">
        <text:list-item>
          <text:p text:style-name="P8"><text:span text:style-name="Source_20_Text"><text:span text:style-name="T3">0 &lt;= start &lt; end &lt;= 10</text:span></text:span><text:span text:style-name="Source_20_Text"><text:span text:style-name="T1">9</text:span></text:span></text:p>
        </text:list-item>
        <text:list-item>
          <text:p text:style-name="P9">At most <text:span text:style-name="Source_20_Text"><text:span text:style-name="T3">1000</text:span></text:span> calls will be made to <text:span text:style-name="Source_20_Text"><text:span text:style-name="T3">book</text:span></text:span>.</text:p>
        </text:list-item>
      </text:list>
      <text:h text:style-name="P1" text:outline-level="1">731. My Calendar II</text:h>
      <text:p text:style-name="P10">/*</text:p>
      <text:p text:style-name="P10"><text:s text:c="4"/>Active Interval counting</text:p>
      <text:p text:style-name="P10"><text:s text:c="4"/>Time complexity: O(nm)</text:p>
      <text:p text:style-name="P10"><text:s text:c="4"/>Space complexity: O(m)</text:p>
      <text:p text:style-name="P10"><text:s text:c="4"/>n: total number of events</text:p>
      <text:p text:style-name="P10"><text:s text:c="4"/>m: number of starting points and and points</text:p>
      <text:p text:style-name="P10">*/</text:p>
      <text:p text:style-name="P10"/>
      <text:p text:style-name="P10">class MyCalendarTwo {</text:p>
      <text:p text:style-name="P10"><text:s text:c="4"/>private:</text:p>
      <text:p text:style-name="P10"><text:s text:c="8"/>std::map&lt;int,int&gt; dp;</text:p>
      <text:p text:style-name="P10"><text:s text:c="4"/>public:</text:p>
      <text:p text:style-name="P10"><text:s text:c="8"/>MyCalendarTwo() {</text:p>
      <text:p text:style-name="P10"><text:s text:c="12"/></text:p>
      <text:p text:style-name="P10"><text:s text:c="8"/>}</text:p>
      <text:p text:style-name="P10"><text:s text:c="8"/></text:p>
      <text:p text:style-name="P10"><text:s text:c="8"/>bool book(int start, int end) {</text:p>
      <text:p text:style-name="P10"><text:s text:c="12"/>dp[start]++;</text:p>
      <text:p text:style-name="P10"><text:s text:c="12"/>dp[end]--;</text:p>
      <text:p text:style-name="P10"><text:s text:c="12"/>int s = 0;</text:p>
      <text:p text:style-name="P10"><text:s text:c="12"/>for (auto v: dp){</text:p>
      <text:p text:style-name="P10"><text:s text:c="16"/>s += v.second;</text:p>
      <text:p text:style-name="P10"><text:s text:c="16"/>if (<text:span text:style-name="T4">s &gt;= 3</text:span>) {</text:p>
      <text:p text:style-name="P10"><text:s text:c="20"/>dp[start]--;</text:p>
      <text:p text:style-name="P10"><text:s text:c="20"/>dp[end]++;</text:p>
      <text:p text:style-name="P10"><text:s text:c="20"/>return false;</text:p>
      <text:p text:style-name="P10"><text:s text:c="16"/>}</text:p>
      <text:p text:style-name="P10"><text:s text:c="12"/>}</text:p>
      <text:p text:style-name="P10"><text:s text:c="12"/>return true;</text:p>
      <text:p text:style-name="P10"><text:s text:c="8"/>}</text:p>
      <text:p text:style-name="P10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1:11:43.632470649</meta:creation-date>
    <dc:date>2024-09-27T11:14:15.167159903</dc:date>
    <meta:editing-duration>PT2M31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2" meta:paragraph-count="56" meta:word-count="379" meta:character-count="2446" meta:non-whitespace-character-count="1854"/>
  </office:meta>
</office:document-meta>
</file>